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5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6.6cm" svg:height="12.6cm" svg:x="1.5cm" svg:y="1.2cm">
          <text:p text:style-name="P1"/>
          <draw:enhanced-geometry svg:viewBox="0 0 21600 21600" draw:glue-points="?f7 0 ?f6 ?f1 0 ?f10 ?f6 21600 ?f4 ?f10 21600 ?f9" draw:path-stretchpoint-x="10800" draw:path-stretchpoint-y="10800" draw:text-areas="0 ?f1 ?f4 ?f12" draw:type="cube" draw:modifiers="2809.5402016228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xml:id="id1" draw:id="id1" draw:layer="layout" svg:width="6.5cm" svg:height="2.4cm" svg:x="3.4cm" svg:y="3.2cm">
          <text:p text:style-name="P1">ソースコード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xml:id="id3" draw:id="id3" draw:layer="layout" svg:width="8.1cm" svg:height="2.183cm" svg:x="2.6cm" svg:y="11.217cm">
          <text:p text:style-name="P1">main.elfファイル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6.65cm" svg:y1="5.347cm" svg:x2="6.65cm" svg:y2="6.852cm" draw:start-shape="id1" draw:start-glue-point="6" draw:end-shape="id2" draw:end-glue-point="0" svg:d="m6650 5347v1505" svg:viewBox="0 0 1 1506">
          <text:p/>
        </draw:connector>
        <draw:custom-shape draw:style-name="gr1" draw:text-style-name="P1" xml:id="id4" draw:id="id4" draw:layer="layout" svg:width="4.7cm" svg:height="2.261cm" svg:x="15.8cm" svg:y="6.6cm">
          <text:p text:style-name="P1">クロスgd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6.9cm" svg:height="2.26cm" svg:x="14.7cm" svg:y="10.798cm">
          <text:p text:style-name="P1">st-utilコマンド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7.3cm" svg:height="2.261cm" svg:x="3cm" svg:y="6.852cm">
          <text:p text:style-name="P1">クロスコンパイラ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line-skew="0cm -0.85cm" svg:x1="10.7cm" svg:y1="12.308cm" svg:x2="18.15cm" svg:y2="6.6cm" draw:start-shape="id3" draw:start-glue-point="1" draw:end-shape="id4" draw:end-glue-point="0" svg:d="m10700 12308h2550v-7109h4900v1401" svg:viewBox="0 0 7451 7110">
          <text:p/>
        </draw:connector>
        <draw:connector draw:style-name="gr2" draw:text-style-name="P1" draw:layer="layout" draw:type="line" svg:x1="6.65cm" svg:y1="9.113cm" svg:x2="6.65cm" svg:y2="11.217cm" draw:start-shape="id2" draw:end-shape="id3" draw:end-glue-point="0" svg:d="m6650 9113v2104" svg:viewBox="0 0 1 2105">
          <text:p/>
        </draw:connector>
        <draw:custom-shape draw:style-name="gr1" draw:text-style-name="P1" draw:layer="layout" svg:width="12.2cm" svg:height="3.6cm" svg:x="15.4cm" svg:y="16cm">
          <text:p text:style-name="P1">STM32F3DISCOVERY</text:p>
          <text:p text:style-name="P1">ボード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2" draw:text-style-name="P1" draw:layer="layout" draw:type="line" svg:x1="18.15cm" svg:y1="13.058cm" svg:x2="18.15cm" svg:y2="14.9cm" draw:start-shape="id5" draw:start-glue-point="2" draw:end-shape="id6" draw:end-glue-point="0" svg:d="m18150 13058v1842" svg:viewBox="0 0 1 1843">
          <text:p/>
        </draw:connector>
        <draw:connector draw:style-name="gr2" draw:text-style-name="P1" draw:layer="layout" draw:type="line" svg:x1="18.15cm" svg:y1="8.861cm" svg:x2="18.15cm" svg:y2="10.798cm" draw:start-shape="id4" draw:start-glue-point="2" draw:end-shape="id5" draw:end-glue-point="0" svg:d="m18150 8861v1937" svg:viewBox="0 0 1 1938">
          <text:p/>
        </draw:connector>
        <draw:custom-shape draw:style-name="gr1" draw:text-style-name="P1" draw:layer="layout" svg:width="7.4cm" svg:height="2cm" svg:x="19.5cm" svg:y="14.5cm">
          <text:p text:style-name="P1">ST-LINKチップ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3.3cm" svg:height="1.4cm" svg:x="16.5cm" svg:y="14.9cm">
          <text:p text:style-name="P1">USB</text:p>
          <draw:enhanced-geometry svg:viewBox="0 0 21600 21600" draw:type="rectangle" draw:enhanced-path="M 0 0 L 21600 0 21600 21600 0 21600 0 0 Z N"/>
        </draw:custom-shape>
        <draw:frame draw:style-name="gr3" draw:layer="layout" svg:width="4.735cm" svg:height="1.327cm" svg:x="1.665cm" svg:y="9.473cm">
          <draw:text-box>
            <text:p>コンパイル</text:p>
          </draw:text-box>
        </draw:frame>
        <draw:frame draw:style-name="gr3" draw:layer="layout" svg:width="7.712cm" svg:height="1.428cm" svg:x="18.5cm" svg:y="9cm">
          <draw:text-box>
            <text:p>書き込み/デバッグ</text:p>
          </draw:text-box>
        </draw:frame>
        <draw:frame draw:style-name="gr3" draw:layer="layout" svg:width="7.843cm" svg:height="1.428cm" svg:x="18.657cm" svg:y="1.272cm">
          <draw:text-box>
            <text:p>Debian GNU/Linu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Comic Sans MS'" style:font-style-name="標準" style:font-family-generic="script" style:font-pitch="variable" fo:font-size="24pt" fo:font-style="normal" fo:text-shadow="none" style:text-underline-style="none" fo:font-weight="normal" style:letter-kerning="true" style:font-family-asian="'VL ゴシック'" style:font-family-generic-asian="system" style:font-pitch-asian="variable" style:font-size-asian="24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VL ゴシック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06-23T18:44:46</dc:date>
    <dc:creator>Okabe Kiwamu</dc:creator>
    <meta:editing-duration>PT1H30M18S</meta:editing-duration>
    <meta:editing-cycles>128</meta:editing-cycles>
    <meta:generator>LibreOffice/4.0.4.2$Linux_X86_64 LibreOffice_project/400m0$Build-2</meta:generator>
    <meta:document-statistic meta:object-count="17"/>
  </office:meta>
</office:document-meta>
</file>